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tivityHelper.start( List &lt; Activity &gt; activiti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ctivityHelper.start( Activity ... activiti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ctivityHelper.stop( Activity ... activiti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ctivityHelper.stop( List &lt; Activity &gt; activiti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